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0814689265537" calcext:value-type="float">
            <text:p>2.40815</text:p>
          </table:table-cell>
          <table:table-cell office:value-type="float" office:value="1.98573333333333" calcext:value-type="float">
            <text:p>1.98573</text:p>
          </table:table-cell>
          <table:table-cell office:value-type="float" office:value="2.58138169491525" calcext:value-type="float">
            <text:p>2.581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727236158192" calcext:value-type="float">
            <text:p>2.15727</text:p>
          </table:table-cell>
          <table:table-cell office:value-type="float" office:value="2.39371744632768" calcext:value-type="float">
            <text:p>2.39372</text:p>
          </table:table-cell>
          <table:table-cell office:value-type="float" office:value="3.04649952542373" calcext:value-type="float">
            <text:p>3.04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8556870056497" calcext:value-type="float">
            <text:p>2.38557</text:p>
          </table:table-cell>
          <table:table-cell office:value-type="float" office:value="1.97044960451977" calcext:value-type="float">
            <text:p>1.97045</text:p>
          </table:table-cell>
          <table:table-cell office:value-type="float" office:value="2.39999674576271" calcext:value-type="float">
            <text:p>2.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783211299435" calcext:value-type="float">
            <text:p>2.37832</text:p>
          </table:table-cell>
          <table:table-cell office:value-type="float" office:value="2.03893638418079" calcext:value-type="float">
            <text:p>2.03894</text:p>
          </table:table-cell>
          <table:table-cell office:value-type="float" office:value="2.64995905084746" calcext:value-type="float">
            <text:p>2.649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239950282486" calcext:value-type="float">
            <text:p>2.3624</text:p>
          </table:table-cell>
          <table:table-cell office:value-type="float" office:value="2.10612831638418" calcext:value-type="float">
            <text:p>2.10613</text:p>
          </table:table-cell>
          <table:table-cell office:value-type="float" office:value="2.9148946440678" calcext:value-type="float">
            <text:p>2.914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7248284745763" calcext:value-type="float">
            <text:p>2.17248</text:p>
          </table:table-cell>
          <table:table-cell office:value-type="float" office:value="2.34623166101695" calcext:value-type="float">
            <text:p>2.34623</text:p>
          </table:table-cell>
          <table:table-cell office:value-type="float" office:value="3.07822779661017" calcext:value-type="float">
            <text:p>3.078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407136723164" calcext:value-type="float">
            <text:p>2.18407</text:p>
          </table:table-cell>
          <table:table-cell office:value-type="float" office:value="2.33092775141243" calcext:value-type="float">
            <text:p>2.33093</text:p>
          </table:table-cell>
          <table:table-cell office:value-type="float" office:value="2.99807837288136" calcext:value-type="float">
            <text:p>2.998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8639190960452" calcext:value-type="float">
            <text:p>2.18639</text:p>
          </table:table-cell>
          <table:table-cell office:value-type="float" office:value="2.32944885875706" calcext:value-type="float">
            <text:p>2.32945</text:p>
          </table:table-cell>
          <table:table-cell office:value-type="float" office:value="2.86713301694915" calcext:value-type="float">
            <text:p>2.867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761742372881" calcext:value-type="float">
            <text:p>2.31762</text:p>
          </table:table-cell>
          <table:table-cell office:value-type="float" office:value="2.19985516384181" calcext:value-type="float">
            <text:p>2.19986</text:p>
          </table:table-cell>
          <table:table-cell office:value-type="float" office:value="3.03095566101695" calcext:value-type="float">
            <text:p>3.030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629857627119" calcext:value-type="float">
            <text:p>2.2063</text:p>
          </table:table-cell>
          <table:table-cell office:value-type="float" office:value="2.30798140112994" calcext:value-type="float">
            <text:p>2.30798</text:p>
          </table:table-cell>
          <table:table-cell office:value-type="float" office:value="3.03405369491525" calcext:value-type="float">
            <text:p>3.034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30549446327684" calcext:value-type="float">
            <text:p>2.30549</text:p>
          </table:table-cell>
          <table:table-cell office:value-type="float" office:value="2.17042813559322" calcext:value-type="float">
            <text:p>2.17043</text:p>
          </table:table-cell>
          <table:table-cell office:value-type="float" office:value="2.94907471186441" calcext:value-type="float">
            <text:p>2.949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57786440678" calcext:value-type="float">
            <text:p>2.21578</text:p>
          </table:table-cell>
          <table:table-cell office:value-type="float" office:value="2.30409084745763" calcext:value-type="float">
            <text:p>2.30409</text:p>
          </table:table-cell>
          <table:table-cell office:value-type="float" office:value="3.10896" calcext:value-type="float">
            <text:p>3.108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689950282486" calcext:value-type="float">
            <text:p>2.2969</text:p>
          </table:table-cell>
          <table:table-cell office:value-type="float" office:value="2.1571573559322" calcext:value-type="float">
            <text:p>2.15716</text:p>
          </table:table-cell>
          <table:table-cell office:value-type="float" office:value="2.84025328813559" calcext:value-type="float">
            <text:p>2.840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620657627119" calcext:value-type="float">
            <text:p>2.29621</text:p>
          </table:table-cell>
          <table:table-cell office:value-type="float" office:value="2.10022002259887" calcext:value-type="float">
            <text:p>2.10022</text:p>
          </table:table-cell>
          <table:table-cell office:value-type="float" office:value="2.60176461016949" calcext:value-type="float">
            <text:p>2.601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273520903955" calcext:value-type="float">
            <text:p>2.29274</text:p>
          </table:table-cell>
          <table:table-cell office:value-type="float" office:value="2.17925181920904" calcext:value-type="float">
            <text:p>2.17925</text:p>
          </table:table-cell>
          <table:table-cell office:value-type="float" office:value="2.86489518644068" calcext:value-type="float">
            <text:p>2.86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684632768362" calcext:value-type="float">
            <text:p>2.28685</text:p>
          </table:table-cell>
          <table:table-cell office:value-type="float" office:value="2.13829242937853" calcext:value-type="float">
            <text:p>2.13829</text:p>
          </table:table-cell>
          <table:table-cell office:value-type="float" office:value="2.80393925423729" calcext:value-type="float">
            <text:p>2.803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43129943503" calcext:value-type="float">
            <text:p>2.27943</text:p>
          </table:table-cell>
          <table:table-cell office:value-type="float" office:value="2.10216033898305" calcext:value-type="float">
            <text:p>2.10216</text:p>
          </table:table-cell>
          <table:table-cell office:value-type="float" office:value="2.67178142372881" calcext:value-type="float">
            <text:p>2.671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03810169492" calcext:value-type="float">
            <text:p>2.27804</text:p>
          </table:table-cell>
          <table:table-cell office:value-type="float" office:value="2.19151053107345" calcext:value-type="float">
            <text:p>2.19151</text:p>
          </table:table-cell>
          <table:table-cell office:value-type="float" office:value="2.996144" calcext:value-type="float">
            <text:p>2.996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21206779661" calcext:value-type="float">
            <text:p>2.27721</text:p>
          </table:table-cell>
          <table:table-cell office:value-type="float" office:value="2.25182042937853" calcext:value-type="float">
            <text:p>2.25182</text:p>
          </table:table-cell>
          <table:table-cell office:value-type="float" office:value="3.02364230508475" calcext:value-type="float">
            <text:p>3.023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79310734463" calcext:value-type="float">
            <text:p>2.27379</text:p>
          </table:table-cell>
          <table:table-cell office:value-type="float" office:value="2.14941299435028" calcext:value-type="float">
            <text:p>2.14941</text:p>
          </table:table-cell>
          <table:table-cell office:value-type="float" office:value="2.8124420338983" calcext:value-type="float">
            <text:p>2.812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708929039548" calcext:value-type="float">
            <text:p>2.27089</text:p>
          </table:table-cell>
          <table:table-cell office:value-type="float" office:value="2.22444759322034" calcext:value-type="float">
            <text:p>2.22445</text:p>
          </table:table-cell>
          <table:table-cell office:value-type="float" office:value="2.85949044067797" calcext:value-type="float">
            <text:p>2.859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39172881356" calcext:value-type="float">
            <text:p>2.27039</text:p>
          </table:table-cell>
          <table:table-cell office:value-type="float" office:value="2.13354359322034" calcext:value-type="float">
            <text:p>2.13354</text:p>
          </table:table-cell>
          <table:table-cell office:value-type="float" office:value="2.77004338983051" calcext:value-type="float">
            <text:p>2.770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05224858757" calcext:value-type="float">
            <text:p>2.26905</text:p>
          </table:table-cell>
          <table:table-cell office:value-type="float" office:value="2.26650795480226" calcext:value-type="float">
            <text:p>2.26651</text:p>
          </table:table-cell>
          <table:table-cell office:value-type="float" office:value="3.11446616949153" calcext:value-type="float">
            <text:p>3.114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64531073446" calcext:value-type="float">
            <text:p>2.26765</text:p>
          </table:table-cell>
          <table:table-cell office:value-type="float" office:value="2.22273785310734" calcext:value-type="float">
            <text:p>2.22274</text:p>
          </table:table-cell>
          <table:table-cell office:value-type="float" office:value="2.96532420338983" calcext:value-type="float">
            <text:p>2.965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9006779661" calcext:value-type="float">
            <text:p>2.2659</text:p>
          </table:table-cell>
          <table:table-cell office:value-type="float" office:value="2.2328781920904" calcext:value-type="float">
            <text:p>2.23288</text:p>
          </table:table-cell>
          <table:table-cell office:value-type="float" office:value="2.88392406779661" calcext:value-type="float">
            <text:p>2.883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314684745763" calcext:value-type="float">
            <text:p>2.26315</text:p>
          </table:table-cell>
          <table:table-cell office:value-type="float" office:value="2.27617769491525" calcext:value-type="float">
            <text:p>2.27618</text:p>
          </table:table-cell>
          <table:table-cell office:value-type="float" office:value="3.12568189830508" calcext:value-type="float">
            <text:p>3.125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099972881356" calcext:value-type="float">
            <text:p>2.261</text:p>
          </table:table-cell>
          <table:table-cell office:value-type="float" office:value="2.18647848587571" calcext:value-type="float">
            <text:p>2.18648</text:p>
          </table:table-cell>
          <table:table-cell office:value-type="float" office:value="2.80283769491525" calcext:value-type="float">
            <text:p>2.802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3411299435" calcext:value-type="float">
            <text:p>2.25534</text:p>
          </table:table-cell>
          <table:table-cell office:value-type="float" office:value="2.26041649717514" calcext:value-type="float">
            <text:p>2.26042</text:p>
          </table:table-cell>
          <table:table-cell office:value-type="float" office:value="2.94275877966102" calcext:value-type="float">
            <text:p>2.942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866926553672" calcext:value-type="float">
            <text:p>2.25867</text:p>
          </table:table-cell>
          <table:table-cell office:value-type="float" office:value="2.21719107344633" calcext:value-type="float">
            <text:p>2.21719</text:p>
          </table:table-cell>
          <table:table-cell office:value-type="float" office:value="2.91009030508475" calcext:value-type="float">
            <text:p>2.910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541520903955" calcext:value-type="float">
            <text:p>2.21542</text:p>
          </table:table-cell>
          <table:table-cell office:value-type="float" office:value="2.25360650847458" calcext:value-type="float">
            <text:p>2.25361</text:p>
          </table:table-cell>
          <table:table-cell office:value-type="float" office:value="2.87364311864407" calcext:value-type="float">
            <text:p>2.873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0844519774" calcext:value-type="float">
            <text:p>2.24908</text:p>
          </table:table-cell>
          <table:table-cell office:value-type="float" office:value="2.2998844519774" calcext:value-type="float">
            <text:p>2.29988</text:p>
          </table:table-cell>
          <table:table-cell office:value-type="float" office:value="3.13050820338983" calcext:value-type="float">
            <text:p>3.130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23161581921" calcext:value-type="float">
            <text:p>2.24423</text:p>
          </table:table-cell>
          <table:table-cell office:value-type="float" office:value="2.27789737853107" calcext:value-type="float">
            <text:p>2.2779</text:p>
          </table:table-cell>
          <table:table-cell office:value-type="float" office:value="3.02224488135593" calcext:value-type="float">
            <text:p>3.022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3325229378531" calcext:value-type="float">
            <text:p>2.23325</text:p>
          </table:table-cell>
          <table:table-cell office:value-type="float" office:value="2.20311952542373" calcext:value-type="float">
            <text:p>2.20312</text:p>
          </table:table-cell>
          <table:table-cell office:value-type="float" office:value="2.78196474576271" calcext:value-type="float">
            <text:p>2.781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67534463277" calcext:value-type="float">
            <text:p>2.23168</text:p>
          </table:table-cell>
          <table:table-cell office:value-type="float" office:value="2.28597681355932" calcext:value-type="float">
            <text:p>2.28598</text:p>
          </table:table-cell>
          <table:table-cell office:value-type="float" office:value="3.01125342372881" calcext:value-type="float">
            <text:p>3.011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058827118644" calcext:value-type="float">
            <text:p>2.23059</text:p>
          </table:table-cell>
          <table:table-cell office:value-type="float" office:value="2.27799595480226" calcext:value-type="float">
            <text:p>2.278</text:p>
          </table:table-cell>
          <table:table-cell office:value-type="float" office:value="2.92982833898305" calcext:value-type="float">
            <text:p>2.929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003238418079" calcext:value-type="float">
            <text:p>2.23003</text:p>
          </table:table-cell>
          <table:table-cell office:value-type="float" office:value="2.30524492655367" calcext:value-type="float">
            <text:p>2.30524</text:p>
          </table:table-cell>
          <table:table-cell office:value-type="float" office:value="3.06851986440678" calcext:value-type="float">
            <text:p>3.068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2676922033898" calcext:value-type="float">
            <text:p>2.22677</text:p>
          </table:table-cell>
          <table:table-cell office:value-type="float" office:value="2.22421430508475" calcext:value-type="float">
            <text:p>2.22421</text:p>
          </table:table-cell>
          <table:table-cell office:value-type="float" office:value="2.74024515254237" calcext:value-type="float">
            <text:p>2.740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05968361582" calcext:value-type="float">
            <text:p>2.22606</text:p>
          </table:table-cell>
          <table:table-cell office:value-type="float" office:value="2.18656567231638" calcext:value-type="float">
            <text:p>2.18657</text:p>
          </table:table-cell>
          <table:table-cell office:value-type="float" office:value="2.69363877966102" calcext:value-type="float">
            <text:p>2.693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525430508475" calcext:value-type="float">
            <text:p>2.22525</text:p>
          </table:table-cell>
          <table:table-cell office:value-type="float" office:value="2.28598571751412" calcext:value-type="float">
            <text:p>2.28599</text:p>
          </table:table-cell>
          <table:table-cell office:value-type="float" office:value="2.9089499661017" calcext:value-type="float">
            <text:p>2.908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1655819209" calcext:value-type="float">
            <text:p>2.21717</text:p>
          </table:table-cell>
          <table:table-cell office:value-type="float" office:value="2.30211010169491" calcext:value-type="float">
            <text:p>2.30211</text:p>
          </table:table-cell>
          <table:table-cell office:value-type="float" office:value="3.03813749152542" calcext:value-type="float">
            <text:p>3.038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1236289265537" calcext:value-type="float">
            <text:p>2.21236</text:p>
          </table:table-cell>
          <table:table-cell office:value-type="float" office:value="2.29973825988701" calcext:value-type="float">
            <text:p>2.29974</text:p>
          </table:table-cell>
          <table:table-cell office:value-type="float" office:value="3.05018359322034" calcext:value-type="float">
            <text:p>3.050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29157062147" calcext:value-type="float">
            <text:p>2.21129</text:p>
          </table:table-cell>
          <table:table-cell office:value-type="float" office:value="2.31427315254237" calcext:value-type="float">
            <text:p>2.31427</text:p>
          </table:table-cell>
          <table:table-cell office:value-type="float" office:value="3.14553247457627" calcext:value-type="float">
            <text:p>3.145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52831638418" calcext:value-type="float">
            <text:p>2.21053</text:p>
          </table:table-cell>
          <table:table-cell office:value-type="float" office:value="2.23856922033898" calcext:value-type="float">
            <text:p>2.23857</text:p>
          </table:table-cell>
          <table:table-cell office:value-type="float" office:value="2.77969355932203" calcext:value-type="float">
            <text:p>2.779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896786440678" calcext:value-type="float">
            <text:p>2.20897</text:p>
          </table:table-cell>
          <table:table-cell office:value-type="float" office:value="2.30832978531073" calcext:value-type="float">
            <text:p>2.30833</text:p>
          </table:table-cell>
          <table:table-cell office:value-type="float" office:value="2.90657762711864" calcext:value-type="float">
            <text:p>2.906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69107344633" calcext:value-type="float">
            <text:p>2.24769</text:p>
          </table:table-cell>
          <table:table-cell office:value-type="float" office:value="2.20407751412429" calcext:value-type="float">
            <text:p>2.20408</text:p>
          </table:table-cell>
          <table:table-cell office:value-type="float" office:value="2.90914630508475" calcext:value-type="float">
            <text:p>2.909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364662146893" calcext:value-type="float">
            <text:p>2.20365</text:p>
          </table:table-cell>
          <table:table-cell office:value-type="float" office:value="2.35410492655367" calcext:value-type="float">
            <text:p>2.3541</text:p>
          </table:table-cell>
          <table:table-cell office:value-type="float" office:value="3.16959077966102" calcext:value-type="float">
            <text:p>3.169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71009039548" calcext:value-type="float">
            <text:p>2.3071</text:p>
          </table:table-cell>
          <table:table-cell office:value-type="float" office:value="2.20056372881356" calcext:value-type="float">
            <text:p>2.20056</text:p>
          </table:table-cell>
          <table:table-cell office:value-type="float" office:value="3.03787877966102" calcext:value-type="float">
            <text:p>3.037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4826440678" calcext:value-type="float">
            <text:p>2.18748</text:p>
          </table:table-cell>
          <table:table-cell office:value-type="float" office:value="2.19763134463277" calcext:value-type="float">
            <text:p>2.19763</text:p>
          </table:table-cell>
          <table:table-cell office:value-type="float" office:value="2.61523389830508" calcext:value-type="float">
            <text:p>2.615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487410169492" calcext:value-type="float">
            <text:p>2.19487</text:p>
          </table:table-cell>
          <table:table-cell office:value-type="float" office:value="2.35847952542373" calcext:value-type="float">
            <text:p>2.35848</text:p>
          </table:table-cell>
          <table:table-cell office:value-type="float" office:value="3.16143620338983" calcext:value-type="float">
            <text:p>3.161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273498305085" calcext:value-type="float">
            <text:p>2.28273</text:p>
          </table:table-cell>
          <table:table-cell office:value-type="float" office:value="2.19484955932203" calcext:value-type="float">
            <text:p>2.19485</text:p>
          </table:table-cell>
          <table:table-cell office:value-type="float" office:value="2.80520542372881" calcext:value-type="float">
            <text:p>2.805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101401129943" calcext:value-type="float">
            <text:p>2.18101</text:p>
          </table:table-cell>
          <table:table-cell office:value-type="float" office:value="2.31336429378531" calcext:value-type="float">
            <text:p>2.31336</text:p>
          </table:table-cell>
          <table:table-cell office:value-type="float" office:value="2.9549499661017" calcext:value-type="float">
            <text:p>2.954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838006779661" calcext:value-type="float">
            <text:p>2.31838</text:p>
          </table:table-cell>
          <table:table-cell office:value-type="float" office:value="2.17936820338983" calcext:value-type="float">
            <text:p>2.17937</text:p>
          </table:table-cell>
          <table:table-cell office:value-type="float" office:value="2.91794522033898" calcext:value-type="float">
            <text:p>2.917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144806779661" calcext:value-type="float">
            <text:p>2.17145</text:p>
          </table:table-cell>
          <table:table-cell office:value-type="float" office:value="2.33783281355932" calcext:value-type="float">
            <text:p>2.33783</text:p>
          </table:table-cell>
          <table:table-cell office:value-type="float" office:value="3.1041339661017" calcext:value-type="float">
            <text:p>3.104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68461016949" calcext:value-type="float">
            <text:p>2.16768</text:p>
          </table:table-cell>
          <table:table-cell office:value-type="float" office:value="2.40488370621469" calcext:value-type="float">
            <text:p>2.40488</text:p>
          </table:table-cell>
          <table:table-cell office:value-type="float" office:value="3.15917749152542" calcext:value-type="float">
            <text:p>3.159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388793220339" calcext:value-type="float">
            <text:p>2.16389</text:p>
          </table:table-cell>
          <table:table-cell office:value-type="float" office:value="2.35746488135593" calcext:value-type="float">
            <text:p>2.35746</text:p>
          </table:table-cell>
          <table:table-cell office:value-type="float" office:value="3.04370684745763" calcext:value-type="float">
            <text:p>3.043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35193220339" calcext:value-type="float">
            <text:p>2.25135</text:p>
          </table:table-cell>
          <table:table-cell office:value-type="float" office:value="2.16249181920904" calcext:value-type="float">
            <text:p>2.16249</text:p>
          </table:table-cell>
          <table:table-cell office:value-type="float" office:value="2.6073106440678" calcext:value-type="float">
            <text:p>2.607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39686779661" calcext:value-type="float">
            <text:p>2.15397</text:p>
          </table:table-cell>
          <table:table-cell office:value-type="float" office:value="2.39944461016949" calcext:value-type="float">
            <text:p>2.39944</text:p>
          </table:table-cell>
          <table:table-cell office:value-type="float" office:value="3.19010684745763" calcext:value-type="float">
            <text:p>3.190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965993220339" calcext:value-type="float">
            <text:p>2.12966</text:p>
          </table:table-cell>
          <table:table-cell office:value-type="float" office:value="2.52538750282486" calcext:value-type="float">
            <text:p>2.52539</text:p>
          </table:table-cell>
          <table:table-cell office:value-type="float" office:value="3.30716637288136" calcext:value-type="float">
            <text:p>3.307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077102824859" calcext:value-type="float">
            <text:p>2.11077</text:p>
          </table:table-cell>
          <table:table-cell office:value-type="float" office:value="2.54552763841808" calcext:value-type="float">
            <text:p>2.54553</text:p>
          </table:table-cell>
          <table:table-cell office:value-type="float" office:value="3.28276989830508" calcext:value-type="float">
            <text:p>3.282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73916384181" calcext:value-type="float">
            <text:p>2.28874</text:p>
          </table:table-cell>
          <table:table-cell office:value-type="float" office:value="2.10304300564972" calcext:value-type="float">
            <text:p>2.10304</text:p>
          </table:table-cell>
          <table:table-cell office:value-type="float" office:value="2.61521491525424" calcext:value-type="float">
            <text:p>2.615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5" calcext:value-type="float">
            <text:p>5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5" calcext:value-type="float">
            <text:p>5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5" calcext:value-type="float">
            <text:p>5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5" calcext:value-type="float">
            <text:p>5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13:01.792529941</dc:date>
    <meta:document-statistic meta:table-count="1" meta:cell-count="4573" meta:object-count="0"/>
    <meta:generator>LibreOffice/4.2.8.2$Linux_X86_64 LibreOffice_project/420m0$Build-2</meta:generator>
  </office:meta>
</office:document-meta>
</file>